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1" table:number-columns-repeated="2" table:default-cell-style-name="ce1"/>
        <table:table-column table:style-name="co3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N : 83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TP : 70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N : 8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P : 7.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cc: 91.0714285714285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UC: 0.950997150997151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Total</text:p>
          </table:table-cell>
          <table:table-cell office:value-type="float" office:value="168" table:formula="of:=[.E12]+[.F12]+[.E13]+[.F13]" table:style-name="ce1">
            <text:p>168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cc</text:p>
          </table:table-cell>
          <table:table-cell office:value-type="float" office:value="0.90476190476190477" table:formula="of:=([.E12]+[.F13])/[.I10]" table:style-name="ce1">
            <text:p>0.904761905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1">
            <text:p>P</text:p>
          </table:table-cell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Pyes</text:p>
          </table:table-cell>
          <table:table-cell office:value-type="float" office:value="0.24872448979591835" table:formula="of:=([.E12]+[.F12])/[.I10]*([.E12]+[.E13])/[.I10]" table:style-name="ce1">
            <text:p>0.24872449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Pno</text:p>
          </table:table-cell>
          <table:table-cell office:value-type="float" office:value="0.24872448979591835" table:formula="of:=([.E13]+[.F13])/[.I10]*([.F12]+[.F13])/[.I10]" table:style-name="ce1">
            <text:p>0.24872449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Pe</text:p>
          </table:table-cell>
          <table:table-cell office:value-type="float" office:value="0.4974489795918367" table:formula="of:=[.I12]+[.I13]" table:style-name="ce1">
            <text:p>0.49744898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Kappa</text:p>
          </table:table-cell>
          <table:table-cell office:value-type="float" office:value="0.81049069373942462" table:formula="of:=([.I11]-[.I14])/(1-[.I14])" table:style-name="ce1">
            <text:p>0.810490694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Franck Valentini</dc:creator>
    <meta:creation-date>2020-03-25T16:54:26Z</meta:creation-date>
    <dc:date>2020-07-23T11:30:50Z</dc:date>
    <meta:editing-cycles>1</meta:editing-cycles>
    <meta:editing-duration>PT560S</meta:editing-duration>
  </office:meta>
</office:document-meta>
</file>